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3"/>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ext_20_body" style:list-style-name="L4">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Work I have undertaken in the past week:</text:span></text:p>
      <text:list xml:id="list2062154397" text:style-name="L1">
        <text:list-item>
          <text:p text:style-name="P3">Perfected my work-stealing scheme. When a thief steals it attempts to migrate victim-work-size / worker-count from the victim's deque. </text:p>
        </text:list-item>
        <text:list-item>
          <text:p text:style-name="P3">Fixed a few problems with the deque implementation.</text:p>
        </text:list-item>
        <text:list-item>
          <text:p text:style-name="P3">Altered the output image to have a colour gradient per thread. This provides a nice representation of which thread computed which lines of the raster plane. Obviously this incurs a larger overhead than the grey-scale version.</text:p>
        </text:list-item>
        <text:list-item>
          <text:p text:style-name="P3">Wrote subsections on two work-stealing schemes identified from literature. </text:p>
        </text:list-item>
        <text:list-item>
          <text:p text:style-name="P3">Background research section is all but complete. </text:p>
        </text:list-item>
      </text:list>
      <text:p text:style-name="P2"/>
      <text:p text:style-name="Text_20_body"><text:span text:style-name="Strong_20_Emphasis">Problems I had:</text:span></text:p>
      <text:list xml:id="list737807748" text:style-name="L2">
        <text:list-item>
          <text:p text:style-name="P4">A seg-fault can occur when a thread tries to re-size its deque at the same time as another thread accessing the top member of the deque. This can be fixed by removing the CAS function completely and implementing purely using the pthreads mutex for the top variable.</text:p>
        </text:list-item>
        <text:list-item>
          <text:p text:style-name="P4">Mysterious missing lines have been fixed by changing the conditions in which a thief can perform a steal operation on another threads deque.</text:p>
          <text:p text:style-name="P4"/>
        </text:list-item>
      </text:list>
      <text:p text:style-name="Text_20_body"><text:span text:style-name="Strong_20_Emphasis">What I have learnt from the last weeks work:</text:span></text:p>
      <text:list xml:id="list1050917012" text:style-name="L3">
        <text:list-item>
          <text:p text:style-name="P1">How to implement a randomised non-blocking work-stealing algorithm which scales how much work it steals. </text:p>
        </text:list-item>
        <text:list-item>
          <text:p text:style-name="P1">How to generate colour PPM output files.</text:p>
        </text:list-item>
        <text:list-item>
          <text:p text:style-name="P1">How McGuiness' render-thread work-stealing algorithm works.</text:p>
        </text:list-item>
      </text:list>
      <text:p text:style-name="Text_20_body"><text:span text:style-name="Strong_20_Emphasis">What I plan to do next week:</text:span></text:p>
      <text:list xml:id="list951957783" text:style-name="L4">
        <text:list-item>
          <text:p text:style-name="P5">Implement Jason McGuiness' render-thread work-stealing algorithm in order to compare its performance with my own scheme. </text:p>
        </text:list-item>
        <text:list-item>
          <text:p text:style-name="P5">Look at a better more efficient means of outputting the result image. The files are beginning to get rather large!</text:p>
        </text:list-item>
        <text:list-item>
          <text:p text:style-name="P5">Write about tools such as GnuMake and LaTeX in the tools section. </text:p>
        </text:list-item>
        <text:list-item>
          <text:p text:style-name="P5">Write about the current ws implementation which is actually in a near enough final state!</text:p>
        </text:list-item>
        <text:list-item>
          <text:p text:style-name="P5">Optimise/verify/validate my algorithm to ensure it is what it is supposed to b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3-03-03T19:40:08</meta:creation-date>
    <meta:document-statistic meta:table-count="0" meta:image-count="0" meta:object-count="0" meta:page-count="1" meta:paragraph-count="19" meta:word-count="295" meta:character-count="1757" meta:non-whitespace-character-count="1489"/>
    <dc:date>2013-03-03T19:56:24</dc:date>
    <dc:creator>martin </dc:creator>
    <meta:editing-duration>PT15S</meta:editing-duration>
    <meta:editing-cycles>1</meta:editing-cycles>
    <meta:generator>LibreOffice/3.4$Unix LibreOffice_project/340m1$Build-402</meta:generator>
  </office:meta>
</office:document-meta>
</file>